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3.3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Victimization 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rpetration 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pulation &gt;18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3.7" calcext:value-type="float">
            <text:p>3.7</text:p>
          </table:table-cell>
          <table:table-cell table:formula="of:=[.B2]*0.01*[.F2]" office:value-type="float" office:value="790212.996" calcext:value-type="float">
            <text:p>790212.996</text:p>
          </table:table-cell>
          <table:table-cell office:value-type="float" office:value="2.4" calcext:value-type="float">
            <text:p>2.4</text:p>
          </table:table-cell>
          <table:table-cell table:formula="of:=[.D2]*0.01*[.F2]" office:value-type="float" office:value="512570.592" calcext:value-type="float">
            <text:p>512570.592</text:p>
          </table:table-cell>
          <table:table-cell office:value-type="float" office:value="21357108" calcext:value-type="float">
            <text:p>21357108</text:p>
          </table:table-cell>
          <table:table-cell office:value-type="string" calcext:value-type="string">
            <text:p>https://www.ibisworld.com/australia/bed/population-aged-18-and-older/15015/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0.7" calcext:value-type="float">
            <text:p>0.7</text:p>
          </table:table-cell>
          <table:table-cell table:formula="of:=[.B3]*0.01*[.F3]" office:value-type="float" office:value="64463.812" calcext:value-type="float">
            <text:p>64463.812</text:p>
          </table:table-cell>
          <table:table-cell office:value-type="float" office:value="0.3" calcext:value-type="float">
            <text:p>0.3</text:p>
          </table:table-cell>
          <table:table-cell table:formula="of:=[.D3]*0.01*[.F3]" office:value-type="float" office:value="27627.348" calcext:value-type="float">
            <text:p>27627.348</text:p>
          </table:table-cell>
          <table:table-cell table:formula="of:=11521238-(351537+372396+801131+787058)" office:value-type="float" office:value="9209116" calcext:value-type="float">
            <text:p>9209116</text:p>
          </table:table-cell>
          <table:table-cell office:value-type="string" calcext:value-type="string">
            <text:p>https://ugeo.urbistat.com/AdminStat/it/be/demografia/eta/belgio/56/1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" calcext:value-type="float">
            <text:p>1</text:p>
          </table:table-cell>
          <table:table-cell table:formula="of:=[.B4]*0.01*[.F4]" office:value-type="float" office:value="48518.18" calcext:value-type="float">
            <text:p>48518.18</text:p>
          </table:table-cell>
          <table:table-cell office:value-type="float" office:value="0.7" calcext:value-type="float">
            <text:p>0.7</text:p>
          </table:table-cell>
          <table:table-cell table:formula="of:=[.D4]*0.01*[.F4]" office:value-type="float" office:value="33962.726" calcext:value-type="float">
            <text:p>33962.726</text:p>
          </table:table-cell>
          <table:table-cell table:formula="of:=5992734-(174900+190500+372158+403358)" office:value-type="float" office:value="4851818" calcext:value-type="float">
            <text:p>4851818</text:p>
          </table:table-cell>
          <table:table-cell office:value-type="string" calcext:value-type="string">
            <text:p>https://ugeo.urbistat.com/AdminStat/en/dk/demografia/eta/denmark/208/1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.6" calcext:value-type="float">
            <text:p>1.6</text:p>
          </table:table-cell>
          <table:table-cell table:formula="of:=[.B5]*0.01*[.F5]" office:value-type="float" office:value="829984.768" calcext:value-type="float">
            <text:p>829984.768</text:p>
          </table:table-cell>
          <table:table-cell office:value-type="float" office:value="1.1" calcext:value-type="float">
            <text:p>1.1</text:p>
          </table:table-cell>
          <table:table-cell table:formula="of:=[.D5]*0.01*[.F5]" office:value-type="float" office:value="570614.528" calcext:value-type="float">
            <text:p>570614.528</text:p>
          </table:table-cell>
          <table:table-cell table:formula="of:=66127193-(2154403+2331414+4885686+4881642)" office:value-type="float" office:value="51874048" calcext:value-type="float">
            <text:p>51874048</text:p>
          </table:table-cell>
          <table:table-cell office:value-type="string" calcext:value-type="string">
            <text:p>https://ugeo.urbistat.com/AdminStat/it/fr/demografia/eta/francia/250/1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.9" calcext:value-type="float">
            <text:p>2.9</text:p>
          </table:table-cell>
          <table:table-cell table:formula="of:=[.B6]*0.01*[.F6]" office:value-type="float" office:value="2545215.914" calcext:value-type="float">
            <text:p>2545215.914</text:p>
          </table:table-cell>
          <table:table-cell office:value-type="float" office:value="1.2" calcext:value-type="float">
            <text:p>1.2</text:p>
          </table:table-cell>
          <table:table-cell table:formula="of:=[.D6]*0.01*[.F6]" office:value-type="float" office:value="1053192.792" calcext:value-type="float">
            <text:p>1053192.792</text:p>
          </table:table-cell>
          <table:table-cell table:formula="of:=126014024-(5764054+6462212+12986217+13035475)" office:value-type="float" office:value="87766066" calcext:value-type="float">
            <text:p>87766066</text:p>
          </table:table-cell>
          <table:table-cell office:value-type="string" calcext:value-type="string">
            <text:p>https://ugeo.urbistat.com/AdminStat/it/mx/demografia/eta/messico/484/1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" calcext:value-type="float">
            <text:p>1</text:p>
          </table:table-cell>
          <table:table-cell table:formula="of:=[.B7]*0.01*[.F7]" office:value-type="float" office:value="141641.93" calcext:value-type="float">
            <text:p>141641.93</text:p>
          </table:table-cell>
          <table:table-cell office:value-type="float" office:value="0.4" calcext:value-type="float">
            <text:p>0.4</text:p>
          </table:table-cell>
          <table:table-cell table:formula="of:=[.D7]*0.01*[.F7]" office:value-type="float" office:value="56656.772" calcext:value-type="float">
            <text:p>56656.772</text:p>
          </table:table-cell>
          <table:table-cell table:formula="of:=17475415-(509098+523931+1106545+1171648)" office:value-type="float" office:value="14164193" calcext:value-type="float">
            <text:p>14164193</text:p>
          </table:table-cell>
          <table:table-cell office:value-type="string" calcext:value-type="string">
            <text:p>https://ugeo.urbistat.com/AdminStat/en/nl/demografia/eta/netherlands/528/1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0.9" calcext:value-type="float">
            <text:p>0.9</text:p>
          </table:table-cell>
          <table:table-cell table:formula="of:=[.B8]*0.01*[.F8]" office:value-type="float" office:value="277419.933" calcext:value-type="float">
            <text:p>277419.933</text:p>
          </table:table-cell>
          <table:table-cell office:value-type="float" office:value="0.5" calcext:value-type="float">
            <text:p>0.5</text:p>
          </table:table-cell>
          <table:table-cell table:formula="of:=[.D8]*0.01*[.F8]" office:value-type="float" office:value="154122.185" calcext:value-type="float">
            <text:p>154122.185</text:p>
          </table:table-cell>
          <table:table-cell table:formula="of:=37636508-(979201+1049510+2407268+2376092)" office:value-type="float" office:value="30824437" calcext:value-type="float">
            <text:p>30824437</text:p>
          </table:table-cell>
          <table:table-cell office:value-type="string" calcext:value-type="string">
            <text:p>https://ugeo.urbistat.com/AdminStat/en/pl/demografia/eta/poland/616/1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3.1" calcext:value-type="float">
            <text:p>3.1</text:p>
          </table:table-cell>
          <table:table-cell table:formula="of:=[.B9]*0.01*[.F9]" office:value-type="float" office:value="1909438.8" calcext:value-type="float">
            <text:p>1909438.8</text:p>
          </table:table-cell>
          <table:table-cell office:value-type="float" office:value="1.2" calcext:value-type="float">
            <text:p>1.2</text:p>
          </table:table-cell>
          <table:table-cell table:formula="of:=[.D9]*0.01*[.F9]" office:value-type="float" office:value="739137.6" calcext:value-type="float">
            <text:p>739137.6</text:p>
          </table:table-cell>
          <table:table-cell table:formula="of:=((1.7+5.5)*2839000)+18299000+12917000+9938000" office:value-type="float" office:value="61594800" calcext:value-type="float">
            <text:p>61594800</text:p>
          </table:table-cell>
          <table:table-cell office:value-type="string" calcext:value-type="string">
            <text:p>https://kosis.kr/statHtml/statHtml.do?sso=ok&amp;returnurl=https%3A%2F%2Fkosis.kr%3A443%2FstatHtml%2FstatHtml.do%3ForgId%3D101%26tblId%3DDT_1BPA003%26conn_path%3DI2%26language%3Den%2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.4" calcext:value-type="float">
            <text:p>1.4</text:p>
          </table:table-cell>
          <table:table-cell table:formula="of:=[.B10]*0.01*[.F10]" office:value-type="float" office:value="560100.478" calcext:value-type="float">
            <text:p>560100.478</text:p>
          </table:table-cell>
          <table:table-cell office:value-type="float" office:value="0.8" calcext:value-type="float">
            <text:p>0.8</text:p>
          </table:table-cell>
          <table:table-cell table:formula="of:=[.D10]*0.01*[.F10]" office:value-type="float" office:value="320057.416" calcext:value-type="float">
            <text:p>320057.416</text:p>
          </table:table-cell>
          <table:table-cell table:formula="of:=48085361-(1024987+1178286+2779867+3095044)" office:value-type="float" office:value="40007177" calcext:value-type="float">
            <text:p>40007177</text:p>
          </table:table-cell>
          <table:table-cell office:value-type="string" calcext:value-type="string">
            <text:p>https://ugeo.urbistat.com/AdminStat/it/es/demografia/eta/spagna/724/1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2.3" calcext:value-type="float">
            <text:p>2.3</text:p>
          </table:table-cell>
          <table:table-cell table:formula="of:=[.B11]*0.01*[.F11]" office:value-type="float" office:value="6027909.782" calcext:value-type="float">
            <text:p>6027909.782</text:p>
          </table:table-cell>
          <table:table-cell office:value-type="float" office:value="2.6" calcext:value-type="float">
            <text:p>2.6</text:p>
          </table:table-cell>
          <table:table-cell table:formula="of:=[.D11]*0.01*[.F11]" office:value-type="float" office:value="6814158.884" calcext:value-type="float">
            <text:p>6814158.884</text:p>
          </table:table-cell>
          <table:table-cell office:value-type="float" office:value="262083034" calcext:value-type="float">
            <text:p>262083034</text:p>
          </table:table-cell>
          <table:table-cell office:value-type="string" calcext:value-type="string">
            <text:p>https://datacenter.aecf.org/data/tables/99-total-population-by-child-and-adult-populations#detailed/1/any/false/2545/39,40,41/416,417</text:p>
          </table:table-cell>
        </table:table-row>
        <table:table-row table:style-name="ro1">
          <table:table-cell office:value-type="string" calcext:value-type="string">
            <text:p>Total for 10</text:p>
          </table:table-cell>
          <table:table-cell/>
          <table:table-cell table:formula="of:=SUM([.C2:.C11])" office:value-type="float" office:value="13194906.593" calcext:value-type="float">
            <text:p>13194906.593</text:p>
          </table:table-cell>
          <table:table-cell/>
          <table:table-cell table:formula="of:=SUM([.E2:.E11])" office:value-type="float" office:value="10282100.843" calcext:value-type="float">
            <text:p>10282100.843</text:p>
          </table:table-cell>
          <table:table-cell table:formula="of:=SUM([.F2:.F11])" office:value-type="float" office:value="583731797" calcext:value-type="float">
            <text:p>58373179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lobal</text:p>
          </table:table-cell>
          <table:table-cell office:value-type="float" office:value="2.2" calcext:value-type="float">
            <text:p>2.2</text:p>
          </table:table-cell>
          <table:table-cell table:formula="of:=[.B14]*[.F14]*0.01" office:value-type="float" office:value="136310573.471358" calcext:value-type="float">
            <text:p>136310573.471358</text:p>
          </table:table-cell>
          <table:table-cell office:value-type="float" office:value="1.8" calcext:value-type="float">
            <text:p>1.8</text:p>
          </table:table-cell>
          <table:table-cell table:formula="of:=[.D14]*[.F14]*0.01" office:value-type="float" office:value="111526832.840202" calcext:value-type="float">
            <text:p>111526832.840202</text:p>
          </table:table-cell>
          <table:table-cell table:formula="of:=8231613070*0.7527" office:value-type="float" office:value="6195935157.789" calcext:value-type="float">
            <text:p>6195935157.789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https://www.worldometers.info/world-population/france-population/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ttps://data.worldbank.org/indicator/SP.POP.0014.TO.Z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ttps://tradingeconomics.com/world/population-ages-0-14-percent-of-total-wb-data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.2 mill</text:p>
          </table:table-cell>
          <table:table-cell/>
          <table:table-cell office:value-type="string" calcext:value-type="string">
            <text:p>10.3 mill</text:p>
          </table:table-cell>
          <table:table-cell/>
          <table:table-cell office:value-type="string" calcext:value-type="string">
            <text:p>^ → 24.73% world pop &lt;15y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6.3 mill</text:p>
          </table:table-cell>
          <table:table-cell/>
          <table:table-cell office:value-type="string" calcext:value-type="string">
            <text:p>111.5 mil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8T09:30:31.158994000</meta:creation-date>
    <dc:date>2025-08-08T19:26:58.055789000</dc:date>
    <meta:editing-duration>PT9H12M4S</meta:editing-duration>
    <meta:editing-cycles>2</meta:editing-cycles>
    <meta:generator>LibreOffice/25.2.0.3$MacOSX_AARCH64 LibreOffice_project/e1cf4a87eb02d755bce1a01209907ea5ddc8f069</meta:generator>
    <meta:document-statistic meta:table-count="1" meta:cell-count="95" meta:object-count="0"/>
    <meta:user-defined meta:name=""/>
  </office:meta>
</office:document-meta>
</file>